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2.4866in"/>
    </style:style>
    <style:style style:name="co8" style:family="table-column">
      <style:table-column-properties fo:break-before="auto" style:column-width="1.983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0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9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13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false"/>
    </style:style>
    <style:style style:name="ce14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false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false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fals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tools" table:style-name="ta1">
        <table:table-column table:style-name="co5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table:number-columns-spanned="1" table:number-rows-spanned="5">
            <text:p>read_db_header</text:p>
          </table:table-cell>
          <table:table-cell office:value-type="string">
            <text:p>case_read_db_header_01</text:p>
          </table:table-cell>
          <table:table-cell office:value-type="string">
            <text:p>Check invalid databas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2</text:p>
          </table:table-cell>
          <table:table-cell office:value-type="string">
            <text:p>Test if database id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3</text:p>
          </table:table-cell>
          <table:table-cell office:value-type="string">
            <text:p>Test if database id doest not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4</text:p>
          </table:table-cell>
          <table:table-cell office:value-type="string">
            <text:p>Test if database version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5</text:p>
          </table:table-cell>
          <table:table-cell office:value-type="string">
            <text:p>Test if database version doest not exist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3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3" office:value-type="string">
            <text:p>case_bvd_add_06</text:p>
          </table:table-cell>
          <table:table-cell table:style-name="ce3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3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add" table:style-name="ta1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2" table:default-cell-style-name="ce15"/>
        <table:table-column table:style-name="co3" table:default-cell-style-name="ce15"/>
        <table:table-column table:style-name="co4" table:number-columns-repeated="1019" table:default-cell-style-name="ce15"/>
        <table:table-row table:style-name="ro10">
          <table:table-cell table:style-name="ce13" office:value-type="string">
            <text:p>Major group</text:p>
            <text:p>Description</text:p>
          </table:table-cell>
          <table:table-cell table:style-name="ce13" office:value-type="string">
            <text:p>Minor group</text:p>
            <text:p>Description</text:p>
          </table:table-cell>
          <table:table-cell table:style-name="ce13" office:value-type="string">
            <text:p>Sub minor group</text:p>
            <text:p>Description</text:p>
          </table:table-cell>
          <table:table-cell table:style-name="ce13" office:value-type="string">
            <text:p>Case</text:p>
          </table:table-cell>
          <table:table-cell table:style-name="ce13" office:value-type="string">
            <text:p>Description</text:p>
          </table:table-cell>
          <table:table-cell table:number-columns-repeated="1019"/>
        </table:table-row>
        <table:table-row table:style-name="ro7"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19"/>
        </table:table-row>
        <table:table-row table:style-name="ro7">
          <table:covered-table-cell table:number-columns-repeated="3"/>
          <table:table-cell office:value-type="string">
            <text:p>case_bvd_add_01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19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office:value-type="float" office:value="2" table:number-columns-spanned="1" table:number-rows-spanned="6">
            <text:p>2</text:p>
          </table:table-cell>
          <table:table-cell office:value-type="float" office:value="2" table:number-columns-spanned="1" table:number-rows-spanned="6">
            <text:p>2</text:p>
          </table:table-cell>
          <table:table-cell table:style-name="ce16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16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16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16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19"/>
        </table:table-row>
        <table:table-row table:style-name="ro4">
          <table:covered-table-cell table:number-columns-repeated="3"/>
          <table:table-cell table:style-name="ce16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16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19"/>
        </table:table-row>
        <table:table-row table:style-name="ro5">
          <table:table-cell table:number-columns-repeated="3" office:value-type="float" office:value="3">
            <text:p>3</text:p>
          </table:table-cell>
          <table:table-cell table:style-name="ce16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19"/>
        </table:table-row>
        <table:table-row table:style-name="ro4">
          <table:table-cell table:number-columns-repeated="3" office:value-type="float" office:value="4">
            <text:p>4</text:p>
          </table:table-cell>
          <table:table-cell table:style-name="ce16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19"/>
        </table:table-row>
        <table:table-row table:style-name="ro6">
          <table:table-cell table:number-columns-repeated="3" office:value-type="float" office:value="5">
            <text:p>5</text:p>
          </table:table-cell>
          <table:table-cell table:style-name="ce16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19"/>
        </table:table-row>
        <table:table-row table:style-name="ro6">
          <table:table-cell table:number-columns-repeated="3" office:value-type="float" office:value="6">
            <text:p>6</text:p>
          </table:table-cell>
          <table:table-cell table:style-name="ce16" office:value-type="string">
            <text:p>case_bvd_add_06</text:p>
          </table:table-cell>
          <table:table-cell table:style-name="ce16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19"/>
        </table:table-row>
        <table:table-row table:style-name="ro6">
          <table:table-cell table:number-columns-repeated="3" office:value-type="float" office:value="7">
            <text:p>7</text:p>
          </table:table-cell>
          <table:table-cell table:style-name="ce16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19"/>
        </table:table-row>
        <table:table-row table:style-name="ro4">
          <table:table-cell table:number-columns-repeated="3" office:value-type="float" office:value="8">
            <text:p>8</text:p>
          </table:table-cell>
          <table:table-cell table:style-name="ce16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9">
            <text:p>9</text:p>
          </table:table-cell>
          <table:table-cell table:style-name="ce16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19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office:value-type="float" office:value="10" table:number-columns-spanned="1" table:number-rows-spanned="2">
            <text:p>10</text:p>
          </table:table-cell>
          <table:table-cell office:value-type="float" office:value="10" table:number-columns-spanned="1" table:number-rows-spanned="2">
            <text:p>10</text:p>
          </table:table-cell>
          <table:table-cell table:style-name="ce16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16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19"/>
        </table:table-row>
        <table:table-row table:style-name="ro6">
          <table:table-cell office:value-type="float" office:value="11" table:number-columns-spanned="1" table:number-rows-spanned="9">
            <text:p>11</text:p>
          </table:table-cell>
          <table:table-cell office:value-type="float" office:value="11" table:number-columns-spanned="1" table:number-rows-spanned="9">
            <text:p>11</text:p>
          </table:table-cell>
          <table:table-cell office:value-type="float" office:value="11" table:number-columns-spanned="1" table:number-rows-spanned="9">
            <text:p>11</text:p>
          </table:table-cell>
          <table:table-cell office:value-type="string">
            <text:p>case_bvd_add_18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less value</text:p>
          </table:table-cell>
          <table:table-cell table:number-columns-repeated="1019"/>
        </table:table-row>
        <table:table-row table:style-name="ro6">
          <table:covered-table-cell table:number-columns-repeated="3"/>
          <table:table-cell office:value-type="string">
            <text:p>case_bvd_add_19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bigger value</text:p>
          </table:table-cell>
          <table:table-cell table:number-columns-repeated="1019"/>
        </table:table-row>
        <table:table-row table:style-name="ro7">
          <table:covered-table-cell table:number-columns-repeated="3"/>
          <table:table-cell office:value-type="string">
            <text:p>case_bvd_add_20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first REF in that position</text:p>
          </table:table-cell>
          <table:table-cell table:number-columns-repeated="1019"/>
        </table:table-row>
        <table:table-row table:style-name="ro7">
          <table:covered-table-cell table:number-columns-repeated="3"/>
          <table:table-cell office:value-type="string">
            <text:p>case_bvd_add_21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middle REF in that position</text:p>
          </table:table-cell>
          <table:table-cell table:number-columns-repeated="1019"/>
        </table:table-row>
        <table:table-row table:style-name="ro7">
          <table:covered-table-cell table:number-columns-repeated="3"/>
          <table:table-cell office:value-type="string">
            <text:p>case_bvd_add_22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last REF in that position</text:p>
          </table:table-cell>
          <table:table-cell table:number-columns-repeated="1019"/>
        </table:table-row>
        <table:table-row table:style-name="ro6">
          <table:covered-table-cell table:number-columns-repeated="3"/>
          <table:table-cell office:value-type="string">
            <text:p>case_bvd_add_23</text:p>
          </table:table-cell>
          <table:table-cell office:value-type="string">
            <text:p>Count new REF in case that</text:p>
            <text:p>- Some positions in the database already have more than one REF</text:p>
            <text:p>- There are other two new REFs in the input to be inserted into one of those positions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4</text:p>
          </table:table-cell>
          <table:table-cell office:value-type="string">
            <text:p>Randomly insert 10 new REFs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5</text:p>
          </table:table-cell>
          <table:table-cell office:value-type="string">
            <text:p>Randomly insert 10 new REFs but different from case_bvd_add_24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6</text:p>
          </table:table-cell>
          <table:table-cell office:value-type="string">
            <text:p>New REF at every single variant</text:p>
          </table:table-cell>
          <table:table-cell table:number-columns-repeated="1019"/>
        </table:table-row>
        <table:table-row table:style-name="ro2">
          <table:table-cell office:value-type="string" table:number-columns-spanned="1" table:number-rows-spanned="9">
            <text:p>Reference and contig table</text:p>
          </table:table-cell>
          <table:table-cell office:value-type="string" table:number-columns-spanned="1" table:number-rows-spanned="3">
            <text:p>Insert vcf file into the database with no reference and contig table</text:p>
          </table:table-cell>
          <table:table-cell office:value-type="string" table:number-columns-spanned="1" table:number-rows-spanned="3">
            <text:p>normal vcf file (modified from case_bvd_add_01)</text:p>
          </table:table-cell>
          <table:table-cell office:value-type="string">
            <text:p>case_bvd_add_28</text:p>
          </table:table-cell>
          <table:table-cell office:value-type="string">
            <text:p>The vcf file has complete reference and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9</text:p>
          </table:table-cell>
          <table:table-cell office:value-type="string">
            <text:p>The vcf file has only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0</text:p>
          </table:table-cell>
          <table:table-cell office:value-type="string">
            <text:p>The vcf file has only reference</text:p>
          </table:table-cell>
          <table:table-cell table:number-columns-repeated="1019"/>
        </table:table-row>
        <table:table-row table:style-name="ro2">
          <table:covered-table-cell/>
          <table:table-cell office:value-type="string" table:number-columns-spanned="1" table:number-rows-spanned="3">
            <text:p>Insert vcf file into the database with no reference but contig table (using database from case_bvd_add_29)</text:p>
          </table:table-cell>
          <table:table-cell office:value-type="string" table:number-columns-spanned="1" table:number-rows-spanned="3">
            <text:p>normal vcf file with, if any, similar contig table (modified from case_bvd_add_10)</text:p>
          </table:table-cell>
          <table:table-cell office:value-type="string">
            <text:p>case_bvd_add_31</text:p>
          </table:table-cell>
          <table:table-cell office:value-type="string">
            <text:p>The vcf file has complete reference and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2</text:p>
          </table:table-cell>
          <table:table-cell office:value-type="string">
            <text:p>The vcf file has only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3</text:p>
          </table:table-cell>
          <table:table-cell office:value-type="string">
            <text:p>The vcf file has only reference</text:p>
          </table:table-cell>
          <table:table-cell table:number-columns-repeated="1019"/>
        </table:table-row>
        <table:table-row table:style-name="ro2">
          <table:covered-table-cell/>
          <table:table-cell office:value-type="string" table:number-columns-spanned="1" table:number-rows-spanned="3">
            <text:p>With existing contig table and reference (using database from case_bvd_add_28)</text:p>
          </table:table-cell>
          <table:table-cell office:value-type="string" table:number-columns-spanned="1" table:number-rows-spanned="3">
            <text:p>normal vcf file with (modified from case_bvd_add_10)</text:p>
          </table:table-cell>
          <table:table-cell office:value-type="string">
            <text:p>case_bvd_add_34</text:p>
          </table:table-cell>
          <table:table-cell office:value-type="string">
            <text:p>Test Old contig table (some shorter)</text:p>
          </table:table-cell>
          <table:table-cell table:number-columns-repeated="1019"/>
        </table:table-row>
        <table:table-row table:style-name="ro2">
          <table:covered-table-cell table:number-columns-repeated="2"/>
          <table:covered-table-cell table:style-name="Default"/>
          <table:table-cell office:value-type="string">
            <text:p>case_bvd_add_35</text:p>
          </table:table-cell>
          <table:table-cell office:value-type="string">
            <text:p>Test New contig table (some longer)</text:p>
          </table:table-cell>
          <table:table-cell table:number-columns-repeated="1019"/>
        </table:table-row>
        <table:table-row table:style-name="ro2">
          <table:covered-table-cell table:number-columns-repeated="2"/>
          <table:covered-table-cell table:style-name="Default"/>
          <table:table-cell office:value-type="string">
            <text:p>case_bvd_add_36</text:p>
          </table:table-cell>
          <table:table-cell office:value-type="string">
            <text:p>Test Old&amp;New contig table (some shorter &amp; some longer)</text:p>
          </table:table-cell>
          <table:table-cell table:number-columns-repeated="1019"/>
        </table:table-row>
        <table:table-row table:style-name="ro2">
          <table:table-cell office:value-type="string" table:number-columns-spanned="1" table:number-rows-spanned="9">
            <text:p>Buildver</text:p>
          </table:table-cell>
          <table:table-cell office:value-type="string">
            <text:p>exception</text:p>
          </table:table-cell>
          <table:table-cell office:value-type="string">
            <text:p>-</text:p>
          </table:table-cell>
          <table:table-cell office:value-type="string">
            <text:p>case_bvd_add_27</text:p>
          </table:table-cell>
          <table:table-cell office:value-type="string">
            <text:p>If argument 'buildver' is invalid (non-existing buidver)</text:p>
          </table:table-cell>
          <table:table-cell table:number-columns-repeated="1019"/>
        </table:table-row>
        <table:table-row table:style-name="ro2">
          <table:covered-table-cell/>
          <table:table-cell office:value-type="string" table:number-columns-spanned="1" table:number-rows-spanned="8">
            <text:p>Explicitly identify buildver</text:p>
          </table:table-cell>
          <table:table-cell office:value-type="string" table:number-columns-spanned="1" table:number-rows-spanned="4">
            <text:p>hg18</text:p>
          </table:table-cell>
          <table:table-cell office:value-type="string">
            <text:p>case_bvd_add_37</text:p>
          </table:table-cell>
          <table:table-cell office:value-type="string">
            <text:p>Same as case_bvd_add_2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8</text:p>
          </table:table-cell>
          <table:table-cell office:value-type="string">
            <text:p>Same as case_bvd_add_34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9</text:p>
          </table:table-cell>
          <table:table-cell office:value-type="string">
            <text:p>Same as case_bvd_add_35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0</text:p>
          </table:table-cell>
          <table:table-cell office:value-type="string">
            <text:p>Same as case_bvd_add_36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table:number-columns-spanned="1" table:number-rows-spanned="4">
            <text:p>hg19</text:p>
          </table:table-cell>
          <table:table-cell office:value-type="string">
            <text:p>case_bvd_add_41</text:p>
          </table:table-cell>
          <table:table-cell office:value-type="string">
            <text:p>Same as case_bvd_add_2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2</text:p>
          </table:table-cell>
          <table:table-cell office:value-type="string">
            <text:p>Same as case_bvd_add_34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3</text:p>
          </table:table-cell>
          <table:table-cell office:value-type="string">
            <text:p>Same as case_bvd_add_35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4</text:p>
          </table:table-cell>
          <table:table-cell office:value-type="string">
            <text:p>Same as case_bvd_add_36 only change in buildver argument</text:p>
          </table:table-cell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vd_get" table:style-name="ta1">
        <table:table-column table:style-name="co4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21" table:default-cell-style-name="ce11"/>
        <table:table-row table:style-name="ro1">
          <table:table-cell table:style-name="ce9" office:value-type="string">
            <text:p>Group</text:p>
          </table:table-cell>
          <table:table-cell table:style-name="ce9" office:value-type="string">
            <text:p>Case</text:p>
          </table:table-cell>
          <table:table-cell table:style-name="ce9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10" office:value-type="float" office:value="1" table:number-columns-spanned="1" table:number-rows-spanned="3">
            <text:p>1</text:p>
          </table:table-cell>
          <table:table-cell table:style-name="ce12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2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2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10" office:value-type="float" office:value="2">
            <text:p>2</text:p>
          </table:table-cell>
          <table:table-cell table:style-name="ce12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7">
          <table:table-cell table:style-name="ce10" office:value-type="float" office:value="3">
            <text:p>3</text:p>
          </table:table-cell>
          <table:table-cell table:style-name="ce12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7">
          <table:table-cell table:style-name="ce10" office:value-type="float" office:value="4">
            <text:p>4</text:p>
          </table:table-cell>
          <table:table-cell table:style-name="ce12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Test incomplete contig header, missing '&lt;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st incomplete contig header, missing '&gt;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st incomplete contig header, missing ',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st incomplete contig header, unknown fiel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st incomplete contig header, missing 'ID' ke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st incomplete contig header, missing 'Length' ke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st incomplete contig header, missing 'ID' val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st incomplete contig header, missing 'Length' val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st incomplete contig header, missing 'ID' fiel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est incomplete contig header, missing 'Length' field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>
            <text:p>case_bvd_get_07</text:p>
          </table:table-cell>
          <table:table-cell office:value-type="string">
            <text:p>Test contig table in most general case, contig table complete and reference presented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merg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6">
          <table:table-cell office:value-type="float" office:value="5" table:number-columns-spanned="1" table:number-rows-spanned="4">
            <text:p>5</text:p>
          </table:table-cell>
          <table:table-cell table:style-name="ce3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5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5">
          <table:covered-table-cell/>
          <table:table-cell office:value-type="string">
            <text:p>case_bvd_merge_10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1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2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4">
          <table:table-cell office:value-type="string">
            <text:p>Bvd-add</text:p>
          </table:table-cell>
          <table:table-cell table:style-name="ce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5$Linux_x86 LibreOffice_project/350m1$Build-2</meta:generator>
    <dc:date>2012-07-27T15:37:25</dc:date>
    <dc:creator>jessada </dc:creator>
    <meta:editing-duration>P3DT12H57M20S</meta:editing-duration>
    <meta:editing-cycles>54</meta:editing-cycles>
    <meta:document-statistic meta:table-count="6" meta:cell-count="292" meta:object-count="0"/>
  </office:meta>
</office:document-meta>
</file>